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15cm" table:align="left"/>
    </style:style>
    <style:style style:name="Tableau1.A" style:family="table-column">
      <style:table-column-properties style:column-width="2.799cm"/>
    </style:style>
    <style:style style:name="Tableau1.B" style:family="table-column">
      <style:table-column-properties style:column-width="6.856cm"/>
    </style:style>
    <style:style style:name="Tableau1.C" style:family="table-column">
      <style:table-column-properties style:column-width="4.494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fo:font-style="itali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f1ec0ea082c6ebb5">
        <text:h text:style-name="P1" text:outline-level="1">Documentation Module : Appli (Android App Manager)</text:h>
        <text:h text:style-name="P2" text:outline-level="2">1. Présentation Générale</text:h>
        <text:p text:style-name="P3">Le module <text:span text:style-name="T1">Appli</text:span> permet au Système Pilote (SP) de prendre le contrôle de l'interface utilisateur du smartphone. Il transforme le SE en une plateforme multi-usages capable de basculer dynamiquement entre une caméra de surveillance, une interface de visioconférence ou un outil de navigation GPS.</text:p>
        <text:h text:style-name="P2" text:outline-level="2">2. Architecture Technique</text:h>
        <text:p text:style-name="P4"><text:span text:style-name="T2">Le module fonctionne comme un </text:span><text:span text:style-name="T3">daemon (service d'arrière-plan)</text:span><text:span text:style-name="T2"> via le script </text:span><text:span text:style-name="Source_20_Text"><text:span text:style-name="T2">rz_appli_manager.sh</text:span></text:span><text:span text:style-name="T2">.</text:span></text:p>
        <text:list text:style-name="L1">
          <text:list-item>
            <text:p text:style-name="P5"><text:span text:style-name="T3">Écoute :</text:span><text:span text:style-name="T2"> Il surveille en continu le tube nommé </text:span><text:span text:style-name="Source_20_Text"><text:span text:style-name="T2">fifo_appli_in</text:span></text:span><text:span text:style-name="T2">.</text:span></text:p>
          </text:list-item>
          <text:list-item>
            <text:p text:style-name="P5"><text:span text:style-name="T3">Exécution :</text:span><text:span text:style-name="T2"> Il délègue les tâches lourdes au script </text:span><text:span text:style-name="Source_20_Text"><text:span text:style-name="T2">rz_tasker_bridge.sh</text:span></text:span><text:span text:style-name="T2"> qui communique avec l'application </text:span><text:span text:style-name="T3">Tasker</text:span><text:span text:style-name="T2">.</text:span></text:p>
          </text:list-item>
          <text:list-item>
            <text:p text:style-name="P5"><text:span text:style-name="T3">Fallback :</text:span><text:span text:style-name="T2"> Si Tasker n'est pas requis, il utilise directement la commande Android </text:span><text:span text:style-name="Source_20_Text"><text:span text:style-name="T2">am start</text:span></text:span><text:span text:style-name="T2"> (Activity Manager).</text:span></text:p>
          </text:list-item>
        </text:list>
        <text:h text:style-name="P2" text:outline-level="2">3. Liste des Applications Supportées (Catalogue v1)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P6"><text:span text:style-name="Strong_20_Emphasis"><text:span text:style-name="T2">Nom Interne</text:span></text:span></text:p>
              </table:table-cell>
              <table:table-cell table:style-name="Tableau1.A1" office:value-type="string">
                <text:p text:style-name="P6"><text:span text:style-name="Strong_20_Emphasis"><text:span text:style-name="T2">Application Cible</text:span></text:span></text:p>
              </table:table-cell>
              <table:table-cell table:style-name="Tableau1.A1" office:value-type="string">
                <text:p text:style-name="P6"><text:span text:style-name="Strong_20_Emphasis"><text:span text:style-name="T2">Méthode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7"><text:span text:style-name="Source_20_Text"><text:span text:style-name="T3">Baby</text:span></text:span></text:p>
            </table:table-cell>
            <table:table-cell table:style-name="Tableau1.A1" office:value-type="string">
              <text:p text:style-name="P8">Caméra de surveillance bébé</text:p>
            </table:table-cell>
            <table:table-cell table:style-name="Tableau1.A1" office:value-type="string">
              <text:p text:style-name="P8">Tasker (Scène dédiée)</text:p>
            </table:table-cell>
          </table:table-row>
          <table:table-row>
            <table:table-cell table:style-name="Tableau1.A1" office:value-type="string">
              <text:p text:style-name="P7"><text:span text:style-name="Source_20_Text"><text:span text:style-name="T3">tasker</text:span></text:span></text:p>
            </table:table-cell>
            <table:table-cell table:style-name="Tableau1.A1" office:value-type="string">
              <text:p text:style-name="P8">Interface de configuration Tasker</text:p>
            </table:table-cell>
            <table:table-cell table:style-name="Tableau1.A1" office:value-type="string">
              <text:p text:style-name="P7"><text:span text:style-name="Source_20_Text"><text:span text:style-name="T2">am start</text:span></text:span><text:span text:style-name="T2"> direct</text:span></text:p>
            </table:table-cell>
          </table:table-row>
          <table:table-row>
            <table:table-cell table:style-name="Tableau1.A1" office:value-type="string">
              <text:p text:style-name="P7"><text:span text:style-name="Source_20_Text"><text:span text:style-name="T3">zoom</text:span></text:span></text:p>
            </table:table-cell>
            <table:table-cell table:style-name="Tableau1.A1" office:value-type="string">
              <text:p text:style-name="P8">Application Zoom (Visioconférence)</text:p>
            </table:table-cell>
            <table:table-cell table:style-name="Tableau1.A1" office:value-type="string">
              <text:p text:style-name="P8">Tasker + Intent</text:p>
            </table:table-cell>
          </table:table-row>
          <table:table-row>
            <table:table-cell table:style-name="Tableau1.A1" office:value-type="string">
              <text:p text:style-name="P7"><text:span text:style-name="Source_20_Text"><text:span text:style-name="T3">BabyMonitor</text:span></text:span></text:p>
            </table:table-cell>
            <table:table-cell table:style-name="Tableau1.A1" office:value-type="string">
              <text:p text:style-name="P8">Moniteur audio/vidéo distant</text:p>
            </table:table-cell>
            <table:table-cell table:style-name="Tableau1.A1" office:value-type="string">
              <text:p text:style-name="P8">Tasker</text:p>
            </table:table-cell>
          </table:table-row>
          <table:table-row>
            <table:table-cell table:style-name="Tableau1.A1" office:value-type="string">
              <text:p text:style-name="P7"><text:span text:style-name="Source_20_Text"><text:span text:style-name="T3">NavGPS</text:span></text:span></text:p>
            </table:table-cell>
            <table:table-cell table:style-name="Tableau1.A1" office:value-type="string">
              <text:p text:style-name="P8">Google Maps / Navigation</text:p>
            </table:table-cell>
            <table:table-cell table:style-name="Tableau1.A1" office:value-type="string">
              <text:p text:style-name="P8">Tasker</text:p>
            </table:table-cell>
          </table:table-row>
        </table:table>
        <text:h text:style-name="P2" text:outline-level="2">4. Gestion des Conflits et Priorités</text:h>
        <text:p text:style-name="P4"><text:span text:style-name="T2">Avant chaque lancement, le manager exécute la fonction </text:span><text:span text:style-name="Source_20_Text"><text:span text:style-name="T2">check_conflits()</text:span></text:span><text:span text:style-name="T2">.</text:span></text:p>
        <text:list text:style-name="L2">
          <text:list-item>
            <text:p text:style-name="P9"><text:span text:style-name="T1">Logique :</text:span> On ne peut pas lancer deux applications utilisant la caméra ou le micro simultanément (ex: lancer <text:span text:style-name="T4">Zoom</text:span> alors que <text:span text:style-name="T4">Baby Cam</text:span> est active).</text:p>
          </text:list-item>
          <text:list-item>
            <text:p text:style-name="P10"><text:span text:style-name="T3">Résolution :</text:span><text:span text:style-name="T2"> Si une application est déjà en cours, le manager envoie un message d'erreur </text:span><text:span text:style-name="Source_20_Text"><text:span text:style-name="T2">$I:COM:error:SE:"Application X déjà active"#</text:span></text:span><text:span text:style-name="T2"> au lieu d'exécuter la commande.</text:span></text:p>
          </text:list-item>
        </text:list>
        <text:h text:style-name="P2" text:outline-level="2">5. Flux de Commande VPIV</text:h>
        <text:p text:style-name="P3">Le module utilise une nomenclature spécifique pour différencier les commandes système des commandes applicatives :</text:p>
        <text:list text:style-name="L3">
          <text:list-item>
            <text:p text:style-name="P11"><text:soft-page-break/><text:span text:style-name="T3">Commande (SP → SE) :</text:span><text:span text:style-name="T2"> </text:span><text:span text:style-name="Source_20_Text"><text:span text:style-name="T2">$A:Appli:launch:*:Baby#</text:span></text:span><text:span text:style-name="T2"> (Note l'utilisation du </text:span><text:span text:style-name="T3">A</text:span><text:span text:style-name="T2"> pour Applicatif).</text:span></text:p>
          </text:list-item>
          <text:list-item>
            <text:p text:style-name="P12">Acquittement (SE → SP) :</text:p>
            <text:list>
              <text:list-item>
                <text:p text:style-name="P11"><text:span text:style-name="Source_20_Text"><text:span text:style-name="T2">$I:Appli:launch:*:OK#</text:span></text:span><text:span text:style-name="T2"> : L'application a été lancée avec succès.</text:span></text:p>
              </text:list-item>
              <text:list-item>
                <text:p text:style-name="P11"><text:span text:style-name="Source_20_Text"><text:span text:style-name="T2">$I:Appli:launch:*:FAIL#</text:span></text:span><text:span text:style-name="T2"> : Échec du lancement (conflit ou erreur système).</text:span></text:p>
              </text:list-item>
            </text:list>
          </text:list-item>
        </text:list>
        <text:h text:style-name="P2" text:outline-level="2">6. Dépendances Matérielles</text:h>
        <text:list text:style-name="L4">
          <text:list-item>
            <text:p text:style-name="P13"><text:span text:style-name="T1">Android Debug Bridge (adb)</text:span> ou accès <text:span text:style-name="T1">Shell root/privilégié</text:span> via Termux.</text:p>
          </text:list-item>
          <text:list-item>
            <text:p text:style-name="P13"><text:span text:style-name="T1">Tasker</text:span> avec le plugin "Termux:Tasker" installé et configuré.</text:p>
          </text:list-item>
          <text:list-item>
            <text:p text:style-name="P14"><text:span text:style-name="T2">Fichier de configuration </text:span><text:span text:style-name="Source_20_Text"><text:span text:style-name="T2">appli_config.json</text:span></text:span><text:span text:style-name="T2"> présent dans le répertoire </text:span><text:span text:style-name="Source_20_Text"><text:span text:style-name="T2">/config/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00:34:39.196686500</meta:creation-date>
    <dc:date>2026-04-18T02:46:52.262953800</dc:date>
    <meta:editing-duration>PT3M20S</meta:editing-duration>
    <meta:editing-cycles>2</meta:editing-cycles>
    <meta:generator>LibreOffice/26.2.0.3$Windows_X86_64 LibreOffice_project/620$Build-3</meta:generator>
    <meta:document-statistic meta:table-count="1" meta:image-count="0" meta:object-count="0" meta:page-count="2" meta:paragraph-count="41" meta:word-count="317" meta:character-count="2147" meta:non-whitespace-character-count="1883"/>
  </office:meta>
</office:document-meta>
</file>